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416in"/>
    </style:style>
    <style:style style:name="Table1.B" style:family="table-column">
      <style:table-column-properties style:column-width="2.5208in"/>
    </style:style>
    <style:style style:name="Table1.C" style:family="table-column">
      <style:table-column-properties style:column-width="3.3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9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paragraph-properties fo:margin-left="3.4445in" fo:margin-right="0in" fo:margin-top="0in" fo:margin-bottom="0.0835in" loext:contextual-spacing="false" fo:line-height="100%" fo:text-indent="0.0555in" style:auto-text-indent="false"/>
    </style:style>
    <style:style style:name="P14" style:family="paragraph" style:parent-style-name="Standard" style:list-style-name="WWNum3">
      <style:paragraph-properties fo:margin-left="0.5in" fo:margin-right="0in" fo:orphans="0" fo:widows="0" fo:text-indent="-0.25in" style:auto-text-indent="false" fo:padding="0in" fo:border="none"/>
    </style:style>
    <style:style style:name="P15" style:family="paragraph" style:parent-style-name="Standard" style:list-style-name="WWNum3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orphans="0" fo:widows="0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</style:style>
    <style:style style:name="P23" style:family="paragraph" style:parent-style-name="Standard">
      <style:paragraph-properties fo:margin-top="0.1665in" fo:margin-bottom="0.111in" loext:contextual-spacing="false" fo:line-height="108%" fo:orphans="0" fo:widows="0"/>
    </style:style>
    <style:style style:name="P24" style:family="paragraph" style:parent-style-name="Standard">
      <style:paragraph-properties fo:margin-top="0.1665in" fo:margin-bottom="0in" loext:contextual-spacing="false" fo:line-height="100%" fo:orphans="0" fo:widows="0"/>
    </style:style>
    <style:style style:name="P25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Standard">
      <style:paragraph-properties fo:text-align="justify" style:justify-single-word="false" fo:orphans="0" fo:widows="0" fo:padding="0in" fo:border="none"/>
    </style:style>
    <style:style style:name="P28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</style:style>
    <style:style style:name="P30" style:family="paragraph" style:parent-style-name="Standard">
      <style:paragraph-properties fo:margin-left="-0.3929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in" fo:margin-right="-0.2252in" fo:text-align="justify" style:justify-single-word="false" fo:orphans="0" fo:widows="0" fo:text-indent="0in" style:auto-text-indent="false" fo:padding="0in" fo:border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6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10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1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Московский авиационный институт</text:span></text:p>
      <text:p text:style-name="P6"><text:span text:style-name="T2">(Национальный исследовательский университет)</text:span></text:p>
      <text:p text:style-name="P1"/>
      <text:p text:style-name="Standard"><text:span text:style-name="T3">Факультет: «Информационные технологии и прикладная математика» </text:span></text:p>
      <text:p text:style-name="Standard"><text:span text:style-name="T3">Кафедра: 806 «Вычислительная математика и <text:s/>программирование» </text:span></text:p>
      <text:p text:style-name="Standard"><text:span text:style-name="T3">Дисциплина: «Операционные системы» <text:s text:c="2"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9">Лабораторная работа № 5</text:span></text:p>
      <text:p text:style-name="P6"><text:span text:style-name="T10">Тема: Динамические библиотеки</text:span></text:p>
      <text:p text:style-name="P10"/>
      <text:p text:style-name="P6"><text:span text:style-name="T11"><text:s/></text:span></text:p>
      <text:p text:style-name="P6"><text:span text:style-name="T11"><text:s/></text:span></text:p>
      <text:p text:style-name="P6"><text:span text:style-name="T4"><text:s/></text:span></text:p>
      <text:p text:style-name="P13"><text:span text:style-name="T4">Студент: Туманов Георгий</text:span></text:p>
      <text:p text:style-name="P13"><text:span text:style-name="T4">Группа: 80-201</text:span></text:p>
      <text:p text:style-name="P13"><text:span text:style-name="T4">Преподаватель: Соколов А.А.</text:span></text:p>
      <text:p text:style-name="P13"><text:span text:style-name="T4">Оценка:</text:span></text:p>
      <text:p text:style-name="P13"><text:soft-page-break/><text:span text:style-name="T4">Подпись:</text:span></text:p>
      <text:p text:style-name="P8"/>
      <text:p text:style-name="P8"/>
      <text:p text:style-name="P8"/>
      <text:p text:style-name="P7"><text:span text:style-name="T4"><text:s/></text:span></text:p>
      <text:p text:style-name="P8"/>
      <text:p text:style-name="P8"/>
      <text:p text:style-name="P8"/>
      <text:p text:style-name="P8"/>
      <text:p text:style-name="P6"><text:span text:style-name="T4">Москва, 2019</text:span></text:p>
      <text:list xml:id="list3564238370" text:style-name="WWNum3">
        <text:list-item>
          <text:p text:style-name="P14"><text:span text:style-name="T1">Постановка задачи</text:span></text:p>
        </text:list-item>
      </text:list>
      <text:p text:style-name="P23"><text:span text:style-name="T3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xml:id="list810453929" text:style-name="WWNum4">
        <text:list-item>
          <text:p text:style-name="P16"><text:span text:style-name="T3">Во время компиляции (на этапе «линковки»/linking)</text:span></text:p>
        </text:list-item>
        <text:list-item>
          <text:p text:style-name="P18"><text:span text:style-name="T3">Во время исполнения программы, подгрузив библиотеку в память с помощью системных вызовов</text:span></text:p>
        </text:list-item>
      </text:list>
      <text:p text:style-name="P23"><text:span text:style-name="T3">В конечном итоге, программа должна состоять из следующих частей:</text:span></text:p>
      <text:list xml:id="list2615952667" text:style-name="WWNum1">
        <text:list-item>
          <text:p text:style-name="P17"><text:span text:style-name="T3">Динамическая <text:tab/>библиотека, реализующая заданных <text:tab/>вариантом интерфейс;</text:span></text:p>
        </text:list-item>
        <text:list-item>
          <text:p text:style-name="P20"><text:span text:style-name="T3">Тестовая <text:tab/>программа, которая используют библиотеку, <text:tab/>используя знания полученные на этапе <text:tab/>компиляции;</text:span></text:p>
        </text:list-item>
        <text:list-item>
          <text:p text:style-name="P19"><text:span text:style-name="T3">Тестовая <text:tab/>программа, которая использует библиотеку, <text:tab/>используя только местоположение <text:tab/>динамической библиотеки и ее интерфейс.</text:span></text:p>
        </text:list-item>
      </text:list>
      <text:p text:style-name="P24"><text:span text:style-name="T3">Провести анализ между обоими типами использования библиотеки.</text:span></text:p>
      <text:p text:style-name="P24"><text:span text:style-name="T5">Вариант 8:</text:span></text:p>
      <text:p text:style-name="P24"><text:span text:style-name="T7">Структура данных, с которой должна обеспечивать работу библиотека:</text:span></text:p>
      <text:list xml:id="list1897792040" text:style-name="WWNum2">
        <text:list-item>
          <text:p text:style-name="P21"><text:soft-page-break/><text:span text:style-name="T3">Работа со списком</text:span></text:p>
        </text:list-item>
      </text:list>
      <text:p text:style-name="P11"><text:span text:style-name="T7">Тип данных, используемый структурой:</text:span></text:p>
      <text:list xml:id="list1434587269349" text:continue-numbering="true" text:style-name="WWNum2">
        <text:list-item>
          <text:p text:style-name="P21"><text:span text:style-name="T3">Вещественный 64-битный</text:span></text:p>
        </text:list-item>
      </text:list>
      <text:p text:style-name="P25"/>
      <text:list xml:id="list1435968926029" text:continue-list="list3564238370" text:style-name="WWNum3">
        <text:list-item>
          <text:p text:style-name="P15"><text:span text:style-name="T1">Описание программы </text:span></text:p>
        </text:list-item>
      </text:list>
      <text:p text:style-name="P4"><text:span text:style-name="T3">Файл spisok.c реализует работу со списком для вещественных чисел. Он компилируется в динамическую библиотеку libmyspisok.so.1.0. Программы main1.c и main2.c реализуют простое меню для работы со списком. Первая программа подключается к библиотеке на этапе компиляции и требует ввода строки “export LD_LIBRARY_PATH=$LD_LIBRARY_PATH:.” перед запуском, чтобы программа видела библиотеку в папке, в которой она находится. Вторая программа подключает библиотеку во время работы и выгружает её перед завершением. Компилируется программа двумя строками:</text:span></text:p>
      <text:p text:style-name="P4"><text:span text:style-name="T3">make lib -- скомпилировать библиотеку</text:span></text:p>
      <text:p text:style-name="P4"><text:span text:style-name="T3">make -- скомпилировать программы</text:span></text:p>
      <text:list xml:id="list1435971530747" text:continue-numbering="true" text:style-name="WWNum3">
        <text:list-item>
          <text:p text:style-name="P22"><text:span text:style-name="T1">Набор testcas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3">№</text:span></text:p>
          </table:table-cell>
          <table:table-cell table:style-name="Table1.A1" office:value-type="string">
            <text:p text:style-name="P5"><text:span text:style-name="T3">Описание</text:span></text:p>
          </table:table-cell>
          <table:table-cell table:style-name="Table1.A1" office:value-type="string">
            <text:p text:style-name="P5"><text:span text:style-name="T3">Ввод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1</text:span></text:p>
          </table:table-cell>
          <table:table-cell table:style-name="Table1.A1" office:value-type="string">
            <text:p text:style-name="P5"><text:span text:style-name="T3">Тест первой программы</text:span></text:p>
          </table:table-cell>
          <table:table-cell table:style-name="Table1.A1" office:value-type="string">
            <text:p text:style-name="P5"><text:span text:style-name="T12">3</text:span></text:p>
            <text:p text:style-name="P5"><text:span text:style-name="T12">0</text:span></text:p>
            <text:p text:style-name="P5"><text:span text:style-name="T12">0.1</text:span></text:p>
            <text:p text:style-name="P5"><text:span text:style-name="T12">3</text:span></text:p>
            <text:p text:style-name="P5"><text:span text:style-name="T12">1</text:span></text:p>
            <text:p text:style-name="P5"><text:span text:style-name="T12">0.3</text:span></text:p>
            <text:p text:style-name="P5"><text:span text:style-name="T12">3</text:span></text:p>
            <text:p text:style-name="P5"><text:span text:style-name="T12">1</text:span></text:p>
            <text:p text:style-name="P5"><text:span text:style-name="T12">0.2</text:span></text:p>
            <text:p text:style-name="P5"><text:span text:style-name="T12">2</text:span></text:p>
            <text:p text:style-name="P5"><text:span text:style-name="T12">4</text:span></text:p>
            <text:p text:style-name="P5"><text:span text:style-name="T12">1</text:span></text:p>
            <text:p text:style-name="P5"><text:span text:style-name="T12">2</text:span></text:p>
            <text:p text:style-name="P5"><text:span text:style-name="T12">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2</text:span></text:p>
          </table:table-cell>
          <table:table-cell table:style-name="Table1.A1" office:value-type="string">
            <text:p text:style-name="P5"><text:span text:style-name="T3">Такой же тест для второй программы</text:span></text:p>
          </table:table-cell>
          <table:table-cell table:style-name="Table1.A1" office:value-type="string">
            <text:p text:style-name="P5"><text:span text:style-name="T12">---//---</text:span></text:p>
            <text:p text:style-name="P2"/>
          </table:table-cell>
        </table:table-row>
      </table:table>
      <text:p text:style-name="P28"/>
      <text:list xml:id="list1435917870815" text:continue-numbering="true" text:style-name="WWNum3">
        <text:list-item>
          <text:p text:style-name="P22"><text:span text:style-name="T1">Результаты выполнения тестов.</text:span></text:p>
        </text:list-item>
      </text:list>
      <text:p text:style-name="P4"><text:span text:style-name="T6">test 1</text:span><text:span text:style-name="T3">:</text:span></text:p>
      <text:p text:style-name="P29"><text:span text:style-name="T12">1 - show menu</text:span></text:p>
      <text:p text:style-name="P29"><text:span text:style-name="T12">2 - show list contents</text:span></text:p>
      <text:p text:style-name="P29"><text:span text:style-name="T12">3 - insert element</text:span></text:p>
      <text:p text:style-name="P29"><text:span text:style-name="T12">4 - erase element</text:span></text:p>
      <text:p text:style-name="P29"><text:span text:style-name="T12">5 - clear list</text:span></text:p>
      <text:p text:style-name="P29"><text:span text:style-name="T12">6 - set value</text:span></text:p>
      <text:p text:style-name="P29"><text:soft-page-break/><text:span text:style-name="T12">0 - exit</text:span></text:p>
      <text:p text:style-name="P29"><text:span text:style-name="T12">&gt; 3</text:span></text:p>
      <text:p text:style-name="P29"><text:span text:style-name="T12">Position: 0</text:span></text:p>
      <text:p text:style-name="P29"><text:span text:style-name="T12">Value: 0.1</text:span></text:p>
      <text:p text:style-name="P29"><text:span text:style-name="T12">&gt; 3</text:span></text:p>
      <text:p text:style-name="P29"><text:span text:style-name="T12">Position: 1</text:span></text:p>
      <text:p text:style-name="P29"><text:span text:style-name="T12">Value: 0.3</text:span></text:p>
      <text:p text:style-name="P29"><text:span text:style-name="T12">&gt; 3</text:span></text:p>
      <text:p text:style-name="P29"><text:span text:style-name="T12">Position: 1</text:span></text:p>
      <text:p text:style-name="P29"><text:span text:style-name="T12">Value: 0.2</text:span></text:p>
      <text:p text:style-name="P29"><text:span text:style-name="T12">&gt; 2</text:span></text:p>
      <text:p text:style-name="P29"><text:span text:style-name="T12">0.100000 0.200000 0.300000 (size: 3)</text:span></text:p>
      <text:p text:style-name="P29"><text:span text:style-name="T12">&gt; 4</text:span></text:p>
      <text:p text:style-name="P29"><text:span text:style-name="T12">Position: 1</text:span></text:p>
      <text:p text:style-name="P29"><text:span text:style-name="T12">&gt; 2</text:span></text:p>
      <text:p text:style-name="P29"><text:span text:style-name="T12">0.100000 0.300000 (size: 2)</text:span></text:p>
      <text:p text:style-name="P29"><text:span text:style-name="T12">&gt; 0</text:span></text:p>
      <text:p text:style-name="P30"/>
      <text:p text:style-name="P4"><text:span text:style-name="T6">test 2</text:span><text:span text:style-name="T3">:</text:span></text:p>
      <text:p text:style-name="P29"><text:span text:style-name="T12">1 - show menu</text:span></text:p>
      <text:p text:style-name="P29"><text:span text:style-name="T12">2 - show list contents</text:span></text:p>
      <text:p text:style-name="P29"><text:soft-page-break/><text:span text:style-name="T12">3 - insert element</text:span></text:p>
      <text:p text:style-name="P29"><text:span text:style-name="T12">4 - erase element</text:span></text:p>
      <text:p text:style-name="P29"><text:span text:style-name="T12">5 - clear list</text:span></text:p>
      <text:p text:style-name="P29"><text:span text:style-name="T12">6 - set value</text:span></text:p>
      <text:p text:style-name="P29"><text:span text:style-name="T12">0 - exit</text:span></text:p>
      <text:p text:style-name="P29"><text:span text:style-name="T12">&gt; 3</text:span></text:p>
      <text:p text:style-name="P29"><text:span text:style-name="T12">Position: 0</text:span></text:p>
      <text:p text:style-name="P29"><text:span text:style-name="T12">Value: 0.1</text:span></text:p>
      <text:p text:style-name="P29"><text:span text:style-name="T12">&gt; 3</text:span></text:p>
      <text:p text:style-name="P29"><text:span text:style-name="T12">Position: 1</text:span></text:p>
      <text:p text:style-name="P29"><text:span text:style-name="T12">Value: 0.3</text:span></text:p>
      <text:p text:style-name="P29"><text:span text:style-name="T12">&gt; 3</text:span></text:p>
      <text:p text:style-name="P29"><text:span text:style-name="T12">Position: 1</text:span></text:p>
      <text:p text:style-name="P29"><text:span text:style-name="T12">Value: 0.2</text:span></text:p>
      <text:p text:style-name="P29"><text:span text:style-name="T12">&gt; 2</text:span></text:p>
      <text:p text:style-name="P29"><text:span text:style-name="T12">0.100000 0.200000 0.300000 (size: 3)</text:span></text:p>
      <text:p text:style-name="P29"><text:span text:style-name="T12">&gt; 4</text:span></text:p>
      <text:p text:style-name="P29"><text:span text:style-name="T12">Position: 1</text:span></text:p>
      <text:p text:style-name="P29"><text:span text:style-name="T12">&gt; 2</text:span></text:p>
      <text:p text:style-name="P29"><text:span text:style-name="T12">0.100000 0.300000 (size: 2)</text:span></text:p>
      <text:p text:style-name="P29"><text:span text:style-name="T12">&gt; 0</text:span></text:p>
      <text:p text:style-name="P31"><text:soft-page-break/></text:p>
      <text:p text:style-name="P31"/>
      <text:p text:style-name="P31"/>
      <text:p text:style-name="P31"/>
      <text:p text:style-name="P31"/>
      <text:list xml:id="list1435930200482" text:continue-numbering="true" text:style-name="WWNum3">
        <text:list-item>
          <text:p text:style-name="P15"><text:span text:style-name="T1">Листинг программы</text:span></text:p>
        </text:list-item>
      </text:list>
      <text:p text:style-name="P12"><text:span text:style-name="T6">spisok.h:</text:span></text:p>
      <text:p text:style-name="P27"><text:span text:style-name="T13">#pragma once</text:span></text:p>
      <text:p text:style-name="P26"/>
      <text:p text:style-name="P27"><text:span text:style-name="T13">//list itself</text:span></text:p>
      <text:p text:style-name="P27"><text:span text:style-name="T13">struct List;</text:span></text:p>
      <text:p text:style-name="P27"><text:span text:style-name="T13">typedef struct List List;</text:span></text:p>
      <text:p text:style-name="P26"/>
      <text:p text:style-name="P27"><text:span text:style-name="T13">//iterator</text:span></text:p>
      <text:p text:style-name="P27"><text:span text:style-name="T13">struct Iterator;</text:span></text:p>
      <text:p text:style-name="P27"><text:span text:style-name="T13">typedef struct Iterator Iterator;</text:span></text:p>
      <text:p text:style-name="P26"/>
      <text:p text:style-name="P27"><text:span text:style-name="T13">//list functions</text:span></text:p>
      <text:p text:style-name="P27"><text:span text:style-name="T13">List* list_create();</text:span></text:p>
      <text:p text:style-name="P27"><text:span text:style-name="T13">void list_free(List *l);</text:span></text:p>
      <text:p text:style-name="P27"><text:span text:style-name="T13">//size</text:span></text:p>
      <text:p text:style-name="P27"><text:soft-page-break/><text:span text:style-name="T13">int list_size(List *l);</text:span></text:p>
      <text:p text:style-name="P27"><text:span text:style-name="T13">char list_empty(List *l);</text:span></text:p>
      <text:p text:style-name="P27"><text:span text:style-name="T13">//iterators</text:span></text:p>
      <text:p text:style-name="P27"><text:span text:style-name="T13">Iterator* list_begin(List *l);</text:span></text:p>
      <text:p text:style-name="P27"><text:span text:style-name="T13">Iterator* list_end(List *l);</text:span></text:p>
      <text:p text:style-name="P27"><text:span text:style-name="T13">//insert/erase elements</text:span></text:p>
      <text:p text:style-name="P27"><text:span text:style-name="T13">void list_clear(List *l);</text:span></text:p>
      <text:p text:style-name="P27"><text:span text:style-name="T13">void list_insert(List *l, Iterator *i, double val);</text:span></text:p>
      <text:p text:style-name="P27"><text:span text:style-name="T13">void list_erase(List *l, Iterator *i);</text:span></text:p>
      <text:p text:style-name="P26"/>
      <text:p text:style-name="P27"><text:span text:style-name="T13">//iterator moving</text:span></text:p>
      <text:p text:style-name="P27"><text:span text:style-name="T13">void iterator_left(Iterator *i);</text:span></text:p>
      <text:p text:style-name="P27"><text:span text:style-name="T13">void iterator_right(Iterator *i);</text:span></text:p>
      <text:p text:style-name="P27"><text:span text:style-name="T13">//getting/seting values</text:span></text:p>
      <text:p text:style-name="P27"><text:span text:style-name="T13">double iterator_get(Iterator *i);</text:span></text:p>
      <text:p text:style-name="P27"><text:span text:style-name="T13">void iterator_set(Iterator *i, double val);</text:span></text:p>
      <text:p text:style-name="P27"><text:span text:style-name="T13">//remove iterator</text:span></text:p>
      <text:p text:style-name="P27"><text:span text:style-name="T13">void iterator_free(Iterator *i);</text:span></text:p>
      <text:p text:style-name="P4"><text:span text:style-name="T6">spisok.c:</text:span></text:p>
      <text:p text:style-name="P4"><text:span text:style-name="T13">#include "spisok.h"</text:span></text:p>
      <text:p text:style-name="P4"><text:span text:style-name="T13">#include &lt;stdlib.h&gt;</text:span></text:p>
      <text:p text:style-name="P3"><text:soft-page-break/></text:p>
      <text:p text:style-name="P4"><text:span text:style-name="T13">//list itself</text:span></text:p>
      <text:p text:style-name="P4"><text:span text:style-name="T13">struct Node</text:span></text:p>
      <text:p text:style-name="P4"><text:span text:style-name="T13">{</text:span></text:p>
      <text:p text:style-name="P4"><text:span text:style-name="T13"><text:tab/>double value;</text:span></text:p>
      <text:p text:style-name="P4"><text:span text:style-name="T13"><text:tab/>struct Node *next, *prev;</text:span></text:p>
      <text:p text:style-name="P4"><text:span text:style-name="T13">};</text:span></text:p>
      <text:p text:style-name="P4"><text:span text:style-name="T13">struct Iterator</text:span></text:p>
      <text:p text:style-name="P4"><text:span text:style-name="T13">{</text:span></text:p>
      <text:p text:style-name="P4"><text:span text:style-name="T13"><text:tab/>struct Node *pointer;</text:span></text:p>
      <text:p text:style-name="P4"><text:span text:style-name="T13">};</text:span></text:p>
      <text:p text:style-name="P4"><text:span text:style-name="T13">struct List</text:span></text:p>
      <text:p text:style-name="P4"><text:span text:style-name="T13">{</text:span></text:p>
      <text:p text:style-name="P4"><text:span text:style-name="T13"><text:tab/>struct Node *head, *tail;</text:span></text:p>
      <text:p text:style-name="P4"><text:span text:style-name="T13">};</text:span></text:p>
      <text:p text:style-name="P3"/>
      <text:p text:style-name="P4"><text:span text:style-name="T13">//list functions</text:span></text:p>
      <text:p text:style-name="P4"><text:span text:style-name="T13">List* list_create()</text:span></text:p>
      <text:p text:style-name="P4"><text:span text:style-name="T13">{</text:span></text:p>
      <text:p text:style-name="P4"><text:span text:style-name="T13"><text:tab/>List *list = malloc(sizeof(List)); //create list</text:span></text:p>
      <text:p text:style-name="P4"><text:span text:style-name="T13"><text:tab/>list-&gt;head = list-&gt;tail = malloc(sizeof(struct Node)); //create terminator</text:span></text:p>
      <text:p text:style-name="P4"><text:soft-page-break/><text:span text:style-name="T13"><text:tab/>list-&gt;tail-&gt;next = list-&gt;tail-&gt;prev = NULL; //setup</text:span></text:p>
      <text:p text:style-name="P4"><text:span text:style-name="T13"><text:tab/>return list;</text:span></text:p>
      <text:p text:style-name="P4"><text:span text:style-name="T13">}</text:span></text:p>
      <text:p text:style-name="P4"><text:span text:style-name="T13">void list_free(List *l)</text:span></text:p>
      <text:p text:style-name="P4"><text:span text:style-name="T13">{</text:span></text:p>
      <text:p text:style-name="P4"><text:span text:style-name="T13"><text:tab/>list_clear(l); //remove all elements</text:span></text:p>
      <text:p text:style-name="P4"><text:span text:style-name="T13"><text:tab/>free(l-&gt;tail); //remove terminator</text:span></text:p>
      <text:p text:style-name="P4"><text:span text:style-name="T13"><text:tab/>free(l); //remove list</text:span></text:p>
      <text:p text:style-name="P4"><text:span text:style-name="T13">}</text:span></text:p>
      <text:p text:style-name="P4"><text:span text:style-name="T13">//size</text:span></text:p>
      <text:p text:style-name="P4"><text:span text:style-name="T13">int list_size(List *l)</text:span></text:p>
      <text:p text:style-name="P4"><text:span text:style-name="T13">{</text:span></text:p>
      <text:p text:style-name="P4"><text:span text:style-name="T13"><text:tab/>int sz = 0;</text:span></text:p>
      <text:p text:style-name="P4"><text:span text:style-name="T13"><text:tab/>struct Node *node = l-&gt;head;</text:span></text:p>
      <text:p text:style-name="P4"><text:span text:style-name="T13"><text:tab/>while (node != l-&gt;tail) //how many elements between head and terminator</text:span></text:p>
      <text:p text:style-name="P4"><text:span text:style-name="T13"><text:tab/>{</text:span></text:p>
      <text:p text:style-name="P4"><text:span text:style-name="T13"><text:s text:c="4"/><text:tab/>node = node-&gt;next;</text:span></text:p>
      <text:p text:style-name="P4"><text:span text:style-name="T13"><text:s text:c="4"/><text:tab/>sz++;</text:span></text:p>
      <text:p text:style-name="P4"><text:span text:style-name="T13"><text:tab/>}</text:span></text:p>
      <text:p text:style-name="P4"><text:span text:style-name="T13"><text:tab/>return sz;</text:span></text:p>
      <text:p text:style-name="P4"><text:span text:style-name="T13">}</text:span></text:p>
      <text:p text:style-name="P4"><text:soft-page-break/><text:span text:style-name="T13">char list_empty(List *l)</text:span></text:p>
      <text:p text:style-name="P4"><text:span text:style-name="T13">{</text:span></text:p>
      <text:p text:style-name="P4"><text:span text:style-name="T13"><text:tab/>return l-&gt;head == l-&gt;tail; //no elements except terminator</text:span></text:p>
      <text:p text:style-name="P4"><text:span text:style-name="T13">}</text:span></text:p>
      <text:p text:style-name="P4"><text:span text:style-name="T13">//iterators</text:span></text:p>
      <text:p text:style-name="P4"><text:span text:style-name="T13">Iterator* list_begin(List *l)</text:span></text:p>
      <text:p text:style-name="P4"><text:span text:style-name="T13">{</text:span></text:p>
      <text:p text:style-name="P4"><text:span text:style-name="T13"><text:tab/>Iterator *iter = malloc(sizeof(Iterator)); //create iterator</text:span></text:p>
      <text:p text:style-name="P4"><text:span text:style-name="T13"><text:tab/>iter-&gt;pointer = l-&gt;head; //setup</text:span></text:p>
      <text:p text:style-name="P4"><text:span text:style-name="T13"><text:tab/>return iter;</text:span></text:p>
      <text:p text:style-name="P4"><text:span text:style-name="T13">}</text:span></text:p>
      <text:p text:style-name="P4"><text:span text:style-name="T13">Iterator* list_end(List *l)</text:span></text:p>
      <text:p text:style-name="P4"><text:span text:style-name="T13">{</text:span></text:p>
      <text:p text:style-name="P4"><text:span text:style-name="T13"><text:tab/>Iterator *iter = malloc(sizeof(Iterator)); //create iterator</text:span></text:p>
      <text:p text:style-name="P4"><text:span text:style-name="T13"><text:tab/>iter-&gt;pointer = l-&gt;tail; //setup</text:span></text:p>
      <text:p text:style-name="P4"><text:span text:style-name="T13"><text:tab/>return iter;</text:span></text:p>
      <text:p text:style-name="P4"><text:span text:style-name="T13">}</text:span></text:p>
      <text:p text:style-name="P4"><text:span text:style-name="T13">//insert/erase elements</text:span></text:p>
      <text:p text:style-name="P4"><text:span text:style-name="T13">void list_clear(List *l)</text:span></text:p>
      <text:p text:style-name="P4"><text:span text:style-name="T13">{</text:span></text:p>
      <text:p text:style-name="P4"><text:span text:style-name="T13"><text:tab/>struct Node *node;</text:span></text:p>
      <text:p text:style-name="P4"><text:soft-page-break/><text:span text:style-name="T13"><text:tab/>while (l-&gt;head != l-&gt;tail)</text:span></text:p>
      <text:p text:style-name="P4"><text:span text:style-name="T13"><text:tab/>{</text:span></text:p>
      <text:p text:style-name="P4"><text:span text:style-name="T13"><text:s text:c="4"/><text:tab/>node = l-&gt;head-&gt;next;</text:span></text:p>
      <text:p text:style-name="P4"><text:span text:style-name="T13"><text:s text:c="4"/><text:tab/>free(l-&gt;head); //remove element</text:span></text:p>
      <text:p text:style-name="P4"><text:span text:style-name="T13"><text:s text:c="4"/><text:tab/>l-&gt;head = node; //go to next one</text:span></text:p>
      <text:p text:style-name="P4"><text:span text:style-name="T13"><text:tab/>}</text:span></text:p>
      <text:p text:style-name="P4"><text:span text:style-name="T13"><text:tab/>l-&gt;head-&gt;prev = NULL;</text:span></text:p>
      <text:p text:style-name="P4"><text:span text:style-name="T13">}</text:span></text:p>
      <text:p text:style-name="P4"><text:span text:style-name="T13">void list_insert(List *l, Iterator *i, double val) //insert BEFORE iterator</text:span></text:p>
      <text:p text:style-name="P4"><text:span text:style-name="T13">{</text:span></text:p>
      <text:p text:style-name="P4"><text:span text:style-name="T13"><text:tab/>struct Node *node = i-&gt;pointer; //current element</text:span></text:p>
      <text:p text:style-name="P4"><text:span text:style-name="T13"><text:tab/>struct Node *memory = malloc(sizeof(struct Node)); //allocate memory</text:span></text:p>
      <text:p text:style-name="P4"><text:span text:style-name="T13"><text:tab/>memory-&gt;value = val;</text:span></text:p>
      <text:p text:style-name="P3"/>
      <text:p text:style-name="P4"><text:span text:style-name="T13"><text:tab/>//rearrange pointers</text:span></text:p>
      <text:p text:style-name="P4"><text:span text:style-name="T13"><text:tab/>memory-&gt;next = node;</text:span></text:p>
      <text:p text:style-name="P4"><text:span text:style-name="T13"><text:tab/>memory-&gt;prev = node-&gt;prev;</text:span></text:p>
      <text:p text:style-name="P4"><text:span text:style-name="T13"><text:tab/>node-&gt;prev = memory;</text:span></text:p>
      <text:p text:style-name="P3"/>
      <text:p text:style-name="P4"><text:span text:style-name="T13"><text:tab/>if (memory-&gt;prev) memory-&gt;prev-&gt;next = memory; //not first element</text:span></text:p>
      <text:p text:style-name="P4"><text:span text:style-name="T13"><text:tab/>else l-&gt;head = memory; //first element</text:span></text:p>
      <text:p text:style-name="P4"><text:soft-page-break/><text:span text:style-name="T13">}</text:span></text:p>
      <text:p text:style-name="P4"><text:span text:style-name="T13">void list_erase(List *l, Iterator *i)</text:span></text:p>
      <text:p text:style-name="P4"><text:span text:style-name="T13">{</text:span></text:p>
      <text:p text:style-name="P4"><text:span text:style-name="T13"><text:tab/>struct Node *node = i-&gt;pointer; //current element</text:span></text:p>
      <text:p text:style-name="P4"><text:span text:style-name="T13"><text:tab/>if (!node-&gt;next) return; //attempt to erase terminator</text:span></text:p>
      <text:p text:style-name="P3"/>
      <text:p text:style-name="P4"><text:span text:style-name="T13"><text:tab/>//redirect pointers</text:span></text:p>
      <text:p text:style-name="P4"><text:span text:style-name="T13"><text:tab/>node-&gt;next-&gt;prev = node-&gt;prev;</text:span></text:p>
      <text:p text:style-name="P4"><text:span text:style-name="T13"><text:tab/>if (node-&gt;prev) node-&gt;prev-&gt;next = node-&gt;next; //not first element</text:span></text:p>
      <text:p text:style-name="P4"><text:span text:style-name="T13"><text:tab/>else l-&gt;head = node-&gt;next; //first element</text:span></text:p>
      <text:p text:style-name="P3"/>
      <text:p text:style-name="P4"><text:span text:style-name="T13"><text:tab/>free(node); //deallocate memory</text:span></text:p>
      <text:p text:style-name="P4"><text:span text:style-name="T13">}</text:span></text:p>
      <text:p text:style-name="P3"/>
      <text:p text:style-name="P4"><text:span text:style-name="T13">//iterator moving</text:span></text:p>
      <text:p text:style-name="P4"><text:span text:style-name="T13">void iterator_left(Iterator *i)</text:span></text:p>
      <text:p text:style-name="P4"><text:span text:style-name="T13">{</text:span></text:p>
      <text:p text:style-name="P4"><text:span text:style-name="T13"><text:tab/>if (i-&gt;pointer-&gt;prev) i-&gt;pointer = i-&gt;pointer-&gt;prev;</text:span></text:p>
      <text:p text:style-name="P4"><text:span text:style-name="T13">}</text:span></text:p>
      <text:p text:style-name="P4"><text:span text:style-name="T13">void iterator_right(Iterator *i)</text:span></text:p>
      <text:p text:style-name="P4"><text:span text:style-name="T13">{</text:span></text:p>
      <text:p text:style-name="P4"><text:soft-page-break/><text:span text:style-name="T13"><text:tab/>if (i-&gt;pointer-&gt;next) i-&gt;pointer = i-&gt;pointer-&gt;next;</text:span></text:p>
      <text:p text:style-name="P4"><text:span text:style-name="T13">}</text:span></text:p>
      <text:p text:style-name="P4"><text:span text:style-name="T13">//getting/seting values</text:span></text:p>
      <text:p text:style-name="P4"><text:span text:style-name="T13">double iterator_get(Iterator *i)</text:span></text:p>
      <text:p text:style-name="P4"><text:span text:style-name="T13">{</text:span></text:p>
      <text:p text:style-name="P4"><text:span text:style-name="T13"><text:tab/>return i-&gt;pointer-&gt;value;</text:span></text:p>
      <text:p text:style-name="P4"><text:span text:style-name="T13">}</text:span></text:p>
      <text:p text:style-name="P4"><text:span text:style-name="T13">void iterator_set(Iterator *i, double val)</text:span></text:p>
      <text:p text:style-name="P4"><text:span text:style-name="T13">{</text:span></text:p>
      <text:p text:style-name="P4"><text:span text:style-name="T13"><text:tab/>i-&gt;pointer-&gt;value = val;</text:span></text:p>
      <text:p text:style-name="P4"><text:span text:style-name="T13">}</text:span></text:p>
      <text:p text:style-name="P4"><text:span text:style-name="T13">//remove iterator</text:span></text:p>
      <text:p text:style-name="P4"><text:span text:style-name="T13">void iterator_free(Iterator *i)</text:span></text:p>
      <text:p text:style-name="P4"><text:span text:style-name="T13">{</text:span></text:p>
      <text:p text:style-name="P4"><text:span text:style-name="T13"><text:tab/>free(i);</text:span></text:p>
      <text:p text:style-name="P4"><text:span text:style-name="T13">}</text:span></text:p>
      <text:p text:style-name="P4"><text:span text:style-name="T6">main1.c:</text:span></text:p>
      <text:p text:style-name="P4"><text:span text:style-name="T13">#include "spisok.h"</text:span></text:p>
      <text:p text:style-name="P4"><text:span text:style-name="T13">#include &lt;stdio.h&gt;</text:span></text:p>
      <text:p text:style-name="P3"/>
      <text:p text:style-name="P4"><text:span text:style-name="T13">void print_menu()</text:span></text:p>
      <text:p text:style-name="P4"><text:soft-page-break/><text:span text:style-name="T13">{</text:span></text:p>
      <text:p text:style-name="P4"><text:span text:style-name="T13"><text:tab/>printf(</text:span></text:p>
      <text:p text:style-name="P4"><text:span text:style-name="T13"><text:s text:c="4"/><text:tab/>"1 - show menu\n"</text:span></text:p>
      <text:p text:style-name="P4"><text:span text:style-name="T13"><text:s text:c="4"/><text:tab/>"2 - show list contents\n"</text:span></text:p>
      <text:p text:style-name="P4"><text:span text:style-name="T13"><text:s text:c="4"/><text:tab/>"3 - insert element\n"</text:span></text:p>
      <text:p text:style-name="P4"><text:span text:style-name="T13"><text:s text:c="4"/><text:tab/>"4 - erase element\n"</text:span></text:p>
      <text:p text:style-name="P4"><text:span text:style-name="T13"><text:s text:c="4"/><text:tab/>"5 - clear list\n"</text:span></text:p>
      <text:p text:style-name="P4"><text:span text:style-name="T13"><text:s text:c="4"/><text:tab/>"6 - set value\n"</text:span></text:p>
      <text:p text:style-name="P4"><text:span text:style-name="T13"><text:s text:c="4"/><text:tab/>"0 - exit\n"</text:span></text:p>
      <text:p text:style-name="P4"><text:span text:style-name="T13"><text:s text:c="4"/><text:tab/>);</text:span></text:p>
      <text:p text:style-name="P4"><text:span text:style-name="T13">}</text:span></text:p>
      <text:p text:style-name="P3"/>
      <text:p text:style-name="P4"><text:span text:style-name="T13">int main()</text:span></text:p>
      <text:p text:style-name="P4"><text:span text:style-name="T13">{</text:span></text:p>
      <text:p text:style-name="P4"><text:span text:style-name="T13"><text:tab/>List *l = list_create(); //create list</text:span></text:p>
      <text:p text:style-name="P3"/>
      <text:p text:style-name="P4"><text:span text:style-name="T13"><text:tab/>char loop = 1;</text:span></text:p>
      <text:p text:style-name="P4"><text:span text:style-name="T13"><text:tab/>int com;</text:span></text:p>
      <text:p text:style-name="P3"/>
      <text:p text:style-name="P4"><text:span text:style-name="T13"><text:tab/>print_menu(); //show menu at start</text:span></text:p>
      <text:p text:style-name="P3"/>
      <text:p text:style-name="P4"><text:soft-page-break/><text:span text:style-name="T13"><text:tab/>while (loop)</text:span></text:p>
      <text:p text:style-name="P4"><text:span text:style-name="T13"><text:tab/>{</text:span></text:p>
      <text:p text:style-name="P4"><text:span text:style-name="T13"><text:s text:c="4"/><text:tab/>printf("&gt; ");</text:span></text:p>
      <text:p text:style-name="P4"><text:span text:style-name="T13"><text:s text:c="4"/><text:tab/>scanf("%i", &amp;com); //get user command</text:span></text:p>
      <text:p text:style-name="P4"><text:span text:style-name="T13"><text:s text:c="4"/><text:tab/>switch (com)</text:span></text:p>
      <text:p text:style-name="P4"><text:span text:style-name="T13"><text:s text:c="4"/><text:tab/>{</text:span></text:p>
      <text:p text:style-name="P4"><text:span text:style-name="T13"><text:s text:c="4"/><text:tab/>case 0: //exit</text:span></text:p>
      <text:p text:style-name="P4"><text:span text:style-name="T13"><text:s text:c="8"/><text:tab/>loop = 0;</text:span></text:p>
      <text:p text:style-name="P4"><text:span text:style-name="T13"><text:s text:c="8"/><text:tab/>break;</text:span></text:p>
      <text:p text:style-name="P3"/>
      <text:p text:style-name="P4"><text:span text:style-name="T13"><text:s text:c="4"/><text:tab/>case 1: //show menu</text:span></text:p>
      <text:p text:style-name="P4"><text:span text:style-name="T13"><text:s text:c="8"/><text:tab/>print_menu();</text:span></text:p>
      <text:p text:style-name="P4"><text:span text:style-name="T13"><text:s text:c="8"/><text:tab/>break;</text:span></text:p>
      <text:p text:style-name="P3"/>
      <text:p text:style-name="P4"><text:span text:style-name="T13"><text:s text:c="4"/><text:tab/>case 2: //show list</text:span></text:p>
      <text:p text:style-name="P4"><text:span text:style-name="T13"><text:s text:c="8"/><text:tab/>if (list_empty(l)) printf("*list is empty*\n");</text:span></text:p>
      <text:p text:style-name="P4"><text:span text:style-name="T13"><text:s text:c="8"/><text:tab/>else</text:span></text:p>
      <text:p text:style-name="P4"><text:span text:style-name="T13"><text:s text:c="8"/><text:tab/>{</text:span></text:p>
      <text:p text:style-name="P4"><text:span text:style-name="T13"><text:s text:c="12"/><text:tab/>int n = list_size(l), sz = n;</text:span></text:p>
      <text:p text:style-name="P4"><text:span text:style-name="T13"><text:s text:c="12"/><text:tab/>Iterator *i = list_begin(l);</text:span></text:p>
      <text:p text:style-name="P3"/>
      <text:p text:style-name="P4"><text:soft-page-break/><text:span text:style-name="T13"><text:s text:c="12"/><text:tab/>while (n--) //go through all list elements</text:span></text:p>
      <text:p text:style-name="P4"><text:span text:style-name="T13"><text:s text:c="12"/><text:tab/>{</text:span></text:p>
      <text:p text:style-name="P4"><text:span text:style-name="T13"><text:s text:c="16"/><text:tab/>printf("%f ", iterator_get(i));</text:span></text:p>
      <text:p text:style-name="P4"><text:span text:style-name="T13"><text:s text:c="16"/><text:tab/>iterator_right(i);</text:span></text:p>
      <text:p text:style-name="P4"><text:span text:style-name="T13"><text:s text:c="12"/><text:tab/>}</text:span></text:p>
      <text:p text:style-name="P4"><text:span text:style-name="T13"><text:s text:c="12"/><text:tab/>printf("(size: %i)\n", sz); //show size at the end</text:span></text:p>
      <text:p text:style-name="P4"><text:span text:style-name="T13"><text:s text:c="12"/><text:tab/>iterator_free(i);</text:span></text:p>
      <text:p text:style-name="P4"><text:span text:style-name="T13"><text:s text:c="8"/><text:tab/>}</text:span></text:p>
      <text:p text:style-name="P4"><text:span text:style-name="T13"><text:s text:c="8"/><text:tab/>break;</text:span></text:p>
      <text:p text:style-name="P4"><text:span text:style-name="T13"><text:s text:c="3"/><text:tab/> </text:span></text:p>
      <text:p text:style-name="P4"><text:span text:style-name="T13"><text:s text:c="4"/><text:tab/>case 3: //insert element</text:span></text:p>
      <text:p text:style-name="P4"><text:span text:style-name="T13"><text:s text:c="4"/><text:tab/>{</text:span></text:p>
      <text:p text:style-name="P4"><text:span text:style-name="T13"><text:s text:c="8"/><text:tab/>int pos; double val; //get position and value</text:span></text:p>
      <text:p text:style-name="P4"><text:span text:style-name="T13"><text:s text:c="8"/><text:tab/>printf("Position: "); scanf("%i", &amp;pos);</text:span></text:p>
      <text:p text:style-name="P4"><text:span text:style-name="T13"><text:s text:c="8"/><text:tab/>printf("Value: "); scanf("%lf", &amp;val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list_insert(l, i, val);</text:span></text:p>
      <text:p text:style-name="P3"/>
      <text:p text:style-name="P4"><text:soft-page-break/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4"><text:span text:style-name="T13"><text:s text:c="3"/><text:tab/> </text:span></text:p>
      <text:p text:style-name="P4"><text:span text:style-name="T13"><text:s text:c="4"/><text:tab/>case 4: //erase element</text:span></text:p>
      <text:p text:style-name="P4"><text:span text:style-name="T13"><text:s text:c="4"/><text:tab/>{</text:span></text:p>
      <text:p text:style-name="P4"><text:span text:style-name="T13"><text:s text:c="8"/><text:tab/>int pos; //get position and value</text:span></text:p>
      <text:p text:style-name="P4"><text:span text:style-name="T13"><text:s text:c="8"/><text:tab/>printf("Position: "); scanf("%i", &amp;pos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list_erase(l, i);</text:span></text:p>
      <text:p text:style-name="P3"/>
      <text:p text:style-name="P4"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3"/>
      <text:p text:style-name="P4"><text:span text:style-name="T13"><text:s text:c="4"/><text:tab/>case 5: //clear list</text:span></text:p>
      <text:p text:style-name="P4"><text:span text:style-name="T13"><text:s text:c="8"/><text:tab/>list_clear(l);</text:span></text:p>
      <text:p text:style-name="P4"><text:span text:style-name="T13"><text:s text:c="8"/><text:tab/>break;</text:span></text:p>
      <text:p text:style-name="P3"><text:soft-page-break/></text:p>
      <text:p text:style-name="P4"><text:span text:style-name="T13"><text:s text:c="4"/><text:tab/>case 6: //set value</text:span></text:p>
      <text:p text:style-name="P4"><text:span text:style-name="T13"><text:s text:c="4"/><text:tab/>{</text:span></text:p>
      <text:p text:style-name="P4"><text:span text:style-name="T13"><text:s text:c="8"/><text:tab/>int pos; double val; //get position and value</text:span></text:p>
      <text:p text:style-name="P4"><text:span text:style-name="T13"><text:s text:c="8"/><text:tab/>printf("Position: "); scanf("%i", &amp;pos);</text:span></text:p>
      <text:p text:style-name="P4"><text:span text:style-name="T13"><text:s text:c="8"/><text:tab/>printf("Value: "); scanf("%lf", &amp;val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iterator_set(i, val);</text:span></text:p>
      <text:p text:style-name="P3"/>
      <text:p text:style-name="P4"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4"><text:span text:style-name="T13"><text:s text:c="4"/><text:tab/>}</text:span></text:p>
      <text:p text:style-name="P4"><text:span text:style-name="T13"><text:tab/>}</text:span></text:p>
      <text:p text:style-name="P3"/>
      <text:p text:style-name="P4"><text:span text:style-name="T13"><text:tab/>list_free(l); //free memory</text:span></text:p>
      <text:p text:style-name="P4"><text:span text:style-name="T13"><text:tab/>return 0;</text:span></text:p>
      <text:p text:style-name="P4"><text:span text:style-name="T13">}</text:span></text:p>
      <text:p text:style-name="P4"><text:soft-page-break/><text:span text:style-name="T6">main2.c:</text:span></text:p>
      <text:p text:style-name="P4"><text:span text:style-name="T13">#include &lt;stdio.h&gt;</text:span></text:p>
      <text:p text:style-name="P4"><text:span text:style-name="T13">#include &lt;dlfcn.h&gt;</text:span></text:p>
      <text:p text:style-name="P4"><text:span text:style-name="T13">//list itself</text:span></text:p>
      <text:p text:style-name="P4"><text:span text:style-name="T13">struct List;</text:span></text:p>
      <text:p text:style-name="P4"><text:span text:style-name="T13">typedef struct List List;</text:span></text:p>
      <text:p text:style-name="P3"/>
      <text:p text:style-name="P4"><text:span text:style-name="T13">//iterator</text:span></text:p>
      <text:p text:style-name="P4"><text:span text:style-name="T13">struct Iterator;</text:span></text:p>
      <text:p text:style-name="P4"><text:span text:style-name="T13">typedef struct Iterator Iterator;</text:span></text:p>
      <text:p text:style-name="P3"/>
      <text:p text:style-name="P4"><text:span text:style-name="T13">//list functions</text:span></text:p>
      <text:p text:style-name="P4"><text:span text:style-name="T13">List* (*list_create)();</text:span></text:p>
      <text:p text:style-name="P4"><text:span text:style-name="T13">void (*list_free)(List *l);</text:span></text:p>
      <text:p text:style-name="P4"><text:span text:style-name="T13">//size</text:span></text:p>
      <text:p text:style-name="P4"><text:span text:style-name="T13">int (*list_size)(List *l);</text:span></text:p>
      <text:p text:style-name="P4"><text:span text:style-name="T13">char (*list_empty)(List *l);</text:span></text:p>
      <text:p text:style-name="P4"><text:span text:style-name="T13">//iterators</text:span></text:p>
      <text:p text:style-name="P4"><text:span text:style-name="T13">Iterator* (*list_begin)(List *l);</text:span></text:p>
      <text:p text:style-name="P4"><text:span text:style-name="T13">Iterator* (*list_end)(List *l);</text:span></text:p>
      <text:p text:style-name="P4"><text:span text:style-name="T13">//insert/erase elements</text:span></text:p>
      <text:p text:style-name="P4"><text:soft-page-break/><text:span text:style-name="T13">void (*list_clear)(List *l);</text:span></text:p>
      <text:p text:style-name="P4"><text:span text:style-name="T13">void (*list_insert)(List *l, Iterator *i, double val);</text:span></text:p>
      <text:p text:style-name="P4"><text:span text:style-name="T13">void (*list_erase)(List *l, Iterator *i);</text:span></text:p>
      <text:p text:style-name="P3"/>
      <text:p text:style-name="P4"><text:span text:style-name="T13">//iterator moving</text:span></text:p>
      <text:p text:style-name="P4"><text:span text:style-name="T13">void (*iterator_left)(Iterator *i);</text:span></text:p>
      <text:p text:style-name="P4"><text:span text:style-name="T13">void (*iterator_right)(Iterator *i);</text:span></text:p>
      <text:p text:style-name="P4"><text:span text:style-name="T13">//getting/seting values</text:span></text:p>
      <text:p text:style-name="P4"><text:span text:style-name="T13">double (*iterator_get)(Iterator *i);</text:span></text:p>
      <text:p text:style-name="P4"><text:span text:style-name="T13">void (*iterator_set)(Iterator *i, double val);</text:span></text:p>
      <text:p text:style-name="P4"><text:span text:style-name="T13">//remove iterator</text:span></text:p>
      <text:p text:style-name="P4"><text:span text:style-name="T13">void (*iterator_free)(Iterator *i);</text:span></text:p>
      <text:p text:style-name="P3"/>
      <text:p text:style-name="P4"><text:span text:style-name="T13">void print_menu()</text:span></text:p>
      <text:p text:style-name="P4"><text:span text:style-name="T13">{</text:span></text:p>
      <text:p text:style-name="P4"><text:span text:style-name="T13"><text:tab/>printf(</text:span></text:p>
      <text:p text:style-name="P4"><text:span text:style-name="T13"><text:s text:c="4"/><text:tab/>"1 - show menu\n"</text:span></text:p>
      <text:p text:style-name="P4"><text:span text:style-name="T13"><text:s text:c="4"/><text:tab/>"2 - show list contents\n"</text:span></text:p>
      <text:p text:style-name="P4"><text:span text:style-name="T13"><text:s text:c="4"/><text:tab/>"3 - insert element\n"</text:span></text:p>
      <text:p text:style-name="P4"><text:span text:style-name="T13"><text:s text:c="4"/><text:tab/>"4 - erase element\n"</text:span></text:p>
      <text:p text:style-name="P4"><text:span text:style-name="T13"><text:s text:c="4"/><text:tab/>"5 - clear list\n"</text:span></text:p>
      <text:p text:style-name="P4"><text:soft-page-break/><text:span text:style-name="T13"><text:s text:c="4"/><text:tab/>"6 - set value\n"</text:span></text:p>
      <text:p text:style-name="P4"><text:span text:style-name="T13"><text:s text:c="4"/><text:tab/>"0 - exit\n"</text:span></text:p>
      <text:p text:style-name="P4"><text:span text:style-name="T13"><text:s text:c="4"/><text:tab/>);</text:span></text:p>
      <text:p text:style-name="P4"><text:span text:style-name="T13">}</text:span></text:p>
      <text:p text:style-name="P3"/>
      <text:p text:style-name="P4"><text:span text:style-name="T13">int main()</text:span></text:p>
      <text:p text:style-name="P4"><text:span text:style-name="T13">{</text:span></text:p>
      <text:p text:style-name="P4"><text:span text:style-name="T13"><text:tab/>void *lib = dlopen("./libmyspisok.so", RTLD_LAZY);</text:span></text:p>
      <text:p text:style-name="P4"><text:span text:style-name="T13"><text:tab/>if (!lib)</text:span></text:p>
      <text:p text:style-name="P4"><text:span text:style-name="T13"><text:tab/>{</text:span></text:p>
      <text:p text:style-name="P4"><text:span text:style-name="T13"><text:s text:c="4"/><text:tab/>printf("Cannot open lib because: %s\n", dlerror());</text:span></text:p>
      <text:p text:style-name="P4"><text:span text:style-name="T13"><text:s text:c="4"/><text:tab/>return 1;</text:span></text:p>
      <text:p text:style-name="P4"><text:span text:style-name="T13"><text:tab/>}</text:span></text:p>
      <text:p text:style-name="P4"><text:span text:style-name="T13"><text:tab/>//list functions</text:span></text:p>
      <text:p text:style-name="P4"><text:span text:style-name="T13"><text:tab/>list_create = dlsym(lib, "list_create");</text:span></text:p>
      <text:p text:style-name="P4"><text:span text:style-name="T13"><text:tab/>list_free = dlsym(lib, "list_free");</text:span></text:p>
      <text:p text:style-name="P4"><text:span text:style-name="T13"><text:tab/>//size</text:span></text:p>
      <text:p text:style-name="P4"><text:span text:style-name="T13"><text:tab/>list_size = dlsym(lib, "list_size");</text:span></text:p>
      <text:p text:style-name="P4"><text:span text:style-name="T13"><text:tab/>list_empty = dlsym(lib, "list_empty");</text:span></text:p>
      <text:p text:style-name="P4"><text:span text:style-name="T13"><text:tab/>//iterators</text:span></text:p>
      <text:p text:style-name="P4"><text:span text:style-name="T13"><text:tab/>list_begin = dlsym(lib, "list_begin");</text:span></text:p>
      <text:p text:style-name="P4"><text:soft-page-break/><text:span text:style-name="T13"><text:tab/>list_end = dlsym(lib, "list_end");</text:span></text:p>
      <text:p text:style-name="P4"><text:span text:style-name="T13"><text:tab/>//insert/erase elements</text:span></text:p>
      <text:p text:style-name="P4"><text:span text:style-name="T13"><text:tab/>list_clear = dlsym(lib, "list_clear");</text:span></text:p>
      <text:p text:style-name="P4"><text:span text:style-name="T13"><text:tab/>list_insert = dlsym(lib, "list_insert");</text:span></text:p>
      <text:p text:style-name="P4"><text:span text:style-name="T13"><text:tab/>list_erase = dlsym(lib, "list_erase");</text:span></text:p>
      <text:p text:style-name="P3"/>
      <text:p text:style-name="P4"><text:span text:style-name="T13"><text:tab/>//iterator moving</text:span></text:p>
      <text:p text:style-name="P4"><text:span text:style-name="T13"><text:tab/>iterator_left = dlsym(lib, "iterator_left");</text:span></text:p>
      <text:p text:style-name="P4"><text:span text:style-name="T13"><text:tab/>iterator_right = dlsym(lib, "iterator_right");</text:span></text:p>
      <text:p text:style-name="P4"><text:span text:style-name="T13"><text:tab/>//getting/seting values</text:span></text:p>
      <text:p text:style-name="P4"><text:span text:style-name="T13"><text:tab/>iterator_get = dlsym(lib, "iterator_get");</text:span></text:p>
      <text:p text:style-name="P4"><text:span text:style-name="T13"><text:tab/>iterator_set = dlsym(lib, "iterator_set");</text:span></text:p>
      <text:p text:style-name="P4"><text:span text:style-name="T13"><text:tab/>//remove iterator</text:span></text:p>
      <text:p text:style-name="P4"><text:span text:style-name="T13"><text:tab/>iterator_free = dlsym(lib, "iterator_free");</text:span></text:p>
      <text:p text:style-name="P3"/>
      <text:p text:style-name="P4"><text:span text:style-name="T13"><text:tab/>List *l = list_create(); //create list</text:span></text:p>
      <text:p text:style-name="P3"/>
      <text:p text:style-name="P4"><text:span text:style-name="T13"><text:tab/>char loop = 1;</text:span></text:p>
      <text:p text:style-name="P4"><text:span text:style-name="T13"><text:tab/>int com;</text:span></text:p>
      <text:p text:style-name="P3"/>
      <text:p text:style-name="P4"><text:span text:style-name="T13"><text:tab/>print_menu(); //show menu at start</text:span></text:p>
      <text:p text:style-name="P3"><text:soft-page-break/></text:p>
      <text:p text:style-name="P4"><text:span text:style-name="T13"><text:tab/>while (loop)</text:span></text:p>
      <text:p text:style-name="P4"><text:span text:style-name="T13"><text:tab/>{</text:span></text:p>
      <text:p text:style-name="P4"><text:span text:style-name="T13"><text:s text:c="4"/><text:tab/>printf("&gt; ");</text:span></text:p>
      <text:p text:style-name="P4"><text:span text:style-name="T13"><text:s text:c="4"/><text:tab/>scanf("%i", &amp;com); //get user command</text:span></text:p>
      <text:p text:style-name="P4"><text:span text:style-name="T13"><text:s text:c="4"/><text:tab/>switch (com)</text:span></text:p>
      <text:p text:style-name="P4"><text:span text:style-name="T13"><text:s text:c="4"/><text:tab/>{</text:span></text:p>
      <text:p text:style-name="P4"><text:span text:style-name="T13"><text:s text:c="4"/><text:tab/>case 0: //exit</text:span></text:p>
      <text:p text:style-name="P4"><text:span text:style-name="T13"><text:s text:c="8"/><text:tab/>loop = 0;</text:span></text:p>
      <text:p text:style-name="P4"><text:span text:style-name="T13"><text:s text:c="8"/><text:tab/>break;</text:span></text:p>
      <text:p text:style-name="P3"/>
      <text:p text:style-name="P4"><text:span text:style-name="T13"><text:s text:c="4"/><text:tab/>case 1: //show menu</text:span></text:p>
      <text:p text:style-name="P4"><text:span text:style-name="T13"><text:s text:c="8"/><text:tab/>print_menu();</text:span></text:p>
      <text:p text:style-name="P4"><text:span text:style-name="T13"><text:s text:c="8"/><text:tab/>break;</text:span></text:p>
      <text:p text:style-name="P3"/>
      <text:p text:style-name="P4"><text:span text:style-name="T13"><text:s text:c="4"/><text:tab/>case 2: //show list</text:span></text:p>
      <text:p text:style-name="P4"><text:span text:style-name="T13"><text:s text:c="8"/><text:tab/>if (list_empty(l)) printf("*list is empty*\n");</text:span></text:p>
      <text:p text:style-name="P4"><text:span text:style-name="T13"><text:s text:c="8"/><text:tab/>else</text:span></text:p>
      <text:p text:style-name="P4"><text:span text:style-name="T13"><text:s text:c="8"/><text:tab/>{</text:span></text:p>
      <text:p text:style-name="P4"><text:span text:style-name="T13"><text:s text:c="12"/><text:tab/>int n = list_size(l), sz = n;</text:span></text:p>
      <text:p text:style-name="P4"><text:span text:style-name="T13"><text:s text:c="12"/><text:tab/>Iterator *i = list_begin(l);</text:span></text:p>
      <text:p text:style-name="P3"><text:soft-page-break/></text:p>
      <text:p text:style-name="P4"><text:span text:style-name="T13"><text:s text:c="12"/><text:tab/>while (n--) //go through all list elements</text:span></text:p>
      <text:p text:style-name="P4"><text:span text:style-name="T13"><text:s text:c="12"/><text:tab/>{</text:span></text:p>
      <text:p text:style-name="P4"><text:span text:style-name="T13"><text:s text:c="16"/><text:tab/>printf("%f ", iterator_get(i));</text:span></text:p>
      <text:p text:style-name="P4"><text:span text:style-name="T13"><text:s text:c="16"/><text:tab/>iterator_right(i);</text:span></text:p>
      <text:p text:style-name="P4"><text:span text:style-name="T13"><text:s text:c="12"/><text:tab/>}</text:span></text:p>
      <text:p text:style-name="P4"><text:span text:style-name="T13"><text:s text:c="12"/><text:tab/>printf("(size: %i)\n", sz); //show size at the end</text:span></text:p>
      <text:p text:style-name="P4"><text:span text:style-name="T13"><text:s text:c="12"/><text:tab/>iterator_free(i);</text:span></text:p>
      <text:p text:style-name="P4"><text:span text:style-name="T13"><text:s text:c="8"/><text:tab/>}</text:span></text:p>
      <text:p text:style-name="P4"><text:span text:style-name="T13"><text:s text:c="8"/><text:tab/>break;</text:span></text:p>
      <text:p text:style-name="P4"><text:span text:style-name="T13"><text:s text:c="3"/><text:tab/> </text:span></text:p>
      <text:p text:style-name="P4"><text:span text:style-name="T13"><text:s text:c="4"/><text:tab/>case 3: //insert element</text:span></text:p>
      <text:p text:style-name="P4"><text:span text:style-name="T13"><text:s text:c="4"/><text:tab/>{</text:span></text:p>
      <text:p text:style-name="P4"><text:span text:style-name="T13"><text:s text:c="8"/><text:tab/>int pos; double val; //get position and value</text:span></text:p>
      <text:p text:style-name="P4"><text:span text:style-name="T13"><text:s text:c="8"/><text:tab/>printf("Position: "); scanf("%i", &amp;pos);</text:span></text:p>
      <text:p text:style-name="P4"><text:span text:style-name="T13"><text:s text:c="8"/><text:tab/>printf("Value: "); scanf("%lf", &amp;val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list_insert(l, i, val);</text:span></text:p>
      <text:p text:style-name="P3"><text:soft-page-break/></text:p>
      <text:p text:style-name="P4"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4"><text:span text:style-name="T13"><text:s text:c="3"/><text:tab/> </text:span></text:p>
      <text:p text:style-name="P4"><text:span text:style-name="T13"><text:s text:c="4"/><text:tab/>case 4: //erase element</text:span></text:p>
      <text:p text:style-name="P4"><text:span text:style-name="T13"><text:s text:c="4"/><text:tab/>{</text:span></text:p>
      <text:p text:style-name="P4"><text:span text:style-name="T13"><text:s text:c="8"/><text:tab/>int pos; //get position and value</text:span></text:p>
      <text:p text:style-name="P4"><text:span text:style-name="T13"><text:s text:c="8"/><text:tab/>printf("Position: "); scanf("%i", &amp;pos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list_erase(l, i);</text:span></text:p>
      <text:p text:style-name="P3"/>
      <text:p text:style-name="P4"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3"/>
      <text:p text:style-name="P4"><text:span text:style-name="T13"><text:s text:c="4"/><text:tab/>case 5: //clear list</text:span></text:p>
      <text:p text:style-name="P4"><text:span text:style-name="T13"><text:s text:c="8"/><text:tab/>list_clear(l);</text:span></text:p>
      <text:p text:style-name="P4"><text:soft-page-break/><text:span text:style-name="T13"><text:s text:c="8"/><text:tab/>break;</text:span></text:p>
      <text:p text:style-name="P3"/>
      <text:p text:style-name="P4"><text:span text:style-name="T13"><text:s text:c="4"/><text:tab/>case 6: //set value</text:span></text:p>
      <text:p text:style-name="P4"><text:span text:style-name="T13"><text:s text:c="4"/><text:tab/>{</text:span></text:p>
      <text:p text:style-name="P4"><text:span text:style-name="T13"><text:s text:c="8"/><text:tab/>int pos; double val; //get position and value</text:span></text:p>
      <text:p text:style-name="P4"><text:span text:style-name="T13"><text:s text:c="8"/><text:tab/>printf("Position: "); scanf("%i", &amp;pos);</text:span></text:p>
      <text:p text:style-name="P4"><text:span text:style-name="T13"><text:s text:c="8"/><text:tab/>printf("Value: "); scanf("%lf", &amp;val);</text:span></text:p>
      <text:p text:style-name="P3"/>
      <text:p text:style-name="P4"><text:span text:style-name="T13"><text:s text:c="8"/><text:tab/>Iterator *i = list_begin(l);</text:span></text:p>
      <text:p text:style-name="P3"/>
      <text:p text:style-name="P4"><text:span text:style-name="T13"><text:s text:c="8"/><text:tab/>while (pos--) iterator_right(i); //go to the pos</text:span></text:p>
      <text:p text:style-name="P4"><text:span text:style-name="T13"><text:s text:c="8"/><text:tab/>iterator_set(i, val);</text:span></text:p>
      <text:p text:style-name="P3"/>
      <text:p text:style-name="P4"><text:span text:style-name="T13"><text:s text:c="8"/><text:tab/>iterator_free(i);</text:span></text:p>
      <text:p text:style-name="P4"><text:span text:style-name="T13"><text:s text:c="8"/><text:tab/>break;</text:span></text:p>
      <text:p text:style-name="P4"><text:span text:style-name="T13"><text:s text:c="4"/><text:tab/>}</text:span></text:p>
      <text:p text:style-name="P4"><text:span text:style-name="T13"><text:s text:c="4"/><text:tab/>}</text:span></text:p>
      <text:p text:style-name="P4"><text:span text:style-name="T13"><text:tab/>}</text:span></text:p>
      <text:p text:style-name="P3"/>
      <text:p text:style-name="P4"><text:span text:style-name="T13"><text:tab/>list_free(l); //free memory</text:span></text:p>
      <text:p text:style-name="P3"/>
      <text:p text:style-name="P4"><text:soft-page-break/><text:span text:style-name="T13"><text:tab/>dlclose(lib);</text:span></text:p>
      <text:p text:style-name="P4"><text:span text:style-name="T13"><text:tab/>return 0;</text:span></text:p>
      <text:p text:style-name="P4"><text:span text:style-name="T13">}</text:span></text:p>
      <text:p text:style-name="P4"><text:span text:style-name="T6">Makefile:</text:span></text:p>
      <text:p text:style-name="P4"><text:span text:style-name="T13">all:</text:span></text:p>
      <text:p text:style-name="P4"><text:span text:style-name="T13"><text:s text:c="4"/>gcc main1.c -o test1 -lmyspisok -L.</text:span></text:p>
      <text:p text:style-name="P4"><text:span text:style-name="T13"><text:s text:c="4"/>gcc main2.c -o test2 -ldl</text:span></text:p>
      <text:p text:style-name="P4"><text:span text:style-name="T13">lib:</text:span></text:p>
      <text:p text:style-name="P4"><text:span text:style-name="T13"><text:s text:c="4"/>gcc spisok.c -fPIC -c</text:span></text:p>
      <text:p text:style-name="P4"><text:span text:style-name="T13"><text:s text:c="4"/>gcc -shared -Wl,-soname,libmyspisok.so.1 -o libmyspisok.so.1.0 spisok.o</text:span></text:p>
      <text:p text:style-name="P4"><text:span text:style-name="T13"><text:s text:c="4"/>ldconfig -n .</text:span></text:p>
      <text:p text:style-name="P4"><text:span text:style-name="T13"><text:s text:c="4"/>ln -sf libmyspisok.so.1 libmyspisok.so</text:span></text:p>
      <text:p text:style-name="P3"/>
      <text:p text:style-name="P26"/>
      <text:list xml:id="list1434972235506" text:continue-numbering="true" text:style-name="WWNum3">
        <text:list-item>
          <text:p text:style-name="P15"><text:span text:style-name="T1">Выводы:</text:span></text:p>
        </text:list-item>
      </text:list>
      <text:p text:style-name="P12"><text:span text:style-name="T3">Научился создавать динамические библиотеки и подключать их различными способами в своих программах.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7" meta:paragraph-count="504" meta:word-count="1533" meta:character-count="11963" meta:non-whitespace-character-count="9624"/>
    <meta:generator>LibreOfficeDev/6.0.5.2$Linux_X86_64 LibreOffice_project/</meta:generator>
  </office:meta>
</office:document-meta>
</file>